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spreadsheet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94006b" style:font-name="DejaVu Sans Mono" fo:font-size="10pt" style:font-name-asian="DejaVu Sans Mono" style:font-size-asian="10pt" style:font-name-complex="DejaVu Sans Mono" style:font-size-complex="10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94006b"/>
    </style:style>
    <style:style style:name="T3" style:family="text">
      <style:text-properties style:text-line-through-style="solid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) Some projects are missed from features in tos svn repository.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#-----------Missed------------------ </text:p>
            <text:p text:style-name="Table_20_Contents">#<text:span text:style-name="T1">Seems there are no any features to contain those following projects(Maybe in EE, not tos): </text:span></text:p>
            <text:p text:style-name="P1"/>
            <text:p text:style-name="P1"><text:s text:c="5"/><text:span text:style-name="T2">(Contained by org.talend.i18n.all_feature, maybe in tcommon-studio-se?)</text:span></text:p>
            <text:p text:style-name="P1"><text:s text:c="4"/>org.talend.babel.all-feature </text:p>
            <text:p text:style-name="P1"/>
            <text:p text:style-name="P1"><text:s text:c="5"/><text:span text:style-name="T2">(Seems, no used or not? for tesb-studio-se??)</text:span></text:p>
            <text:p text:style-name="P1"><text:s text:c="4"/><text:span text:style-name="T3">org.talend.camel.libraries</text:span></text:p>
            <text:p text:style-name="P1"/>
            <text:p text:style-name="P1"><text:s text:c="4"/><text:span text:style-name="T2">(Although it's not included in org.talend.componentdesigner-feature, but need bee same as org.talend.componentdesigner-feature)</text:span></text:p>
            <text:p text:style-name="P1"><text:s text:c="4"/><text:span text:style-name="T3">org.talend.componentdesigner.rcp</text:span> </text:p>
            <text:p text:style-name="P1"><text:s text:c="4"/><text:span text:style-name="T3">org.talend.componentdesigner.rcp.nl</text:span> </text:p>
            <text:p text:style-name="P1"/>
            <text:p text:style-name="P1"><text:s text:c="4"/><text:span text:style-name="T2">(Don't know it's still useful or not. If need, should be same as org.talend.cwm.mip)</text:span></text:p>
            <text:p text:style-name="P1"><text:s text:c="4"/><text:span text:style-name="T3">org.talend.cwm.mip.editor</text:span></text:p>
            <text:p text:style-name="P1"/>
            <text:p text:style-name="P1"><text:s text:c="4"/>(<text:span text:style-name="T2">Don't know still needed or not? Maybe should same as org.talend.designer.components.localprovider/tcommon-studio-se)</text:span></text:p>
            <text:p text:style-name="P1"><text:s text:c="4"/>org.talend.designer.components.libs</text:p>
            <text:p text:style-name="P2"/>
            <text:p text:style-name="P2"><text:s text:c="4"/>(Don't know why it didn't add in any features?, Should be added in same place of <text:s/>org.talend.designer.components.localprovider/tcommon-studio-se)</text:p>
            <text:p text:style-name="P1"><text:s text:c="4"/>org.talend.designer.mapper.advanced</text:p>
            <text:p text:style-name="P1"/>
            <text:p text:style-name="P1"><text:s text:c="3"/><text:span text:style-name="T2"><text:s/>(For dev, should be tcommon-studio-se)</text:span></text:p>
            <text:p text:style-name="P1"><text:s text:c="4"/><text:span text:style-name="T3">org.talend.developpement</text:span></text:p>
            <text:p text:style-name="P1"><text:s text:c="4"/><text:span text:style-name="T3">org.talend.emptyproject</text:span></text:p>
            <text:p text:style-name="P1"/>
            <text:p text:style-name="P1"><text:s text:c="5"/><text:span text:style-name="T2">(Seems, no used or not? for tesb-studio-se??)</text:span></text:p>
            <text:p text:style-name="P1"><text:s text:c="4"/><text:span text:style-name="T3">org.talend.esb.ws</text:span></text:p>
            <text:p text:style-name="P1"/>
            <text:p text:style-name="P1"><text:s text:c="3"/><text:span text:style-name="T2">(Seems, no used or not? for tdi/tcommon-studio-se??)</text:span></text:p>
            <text:p text:style-name="P1"><text:s text:c="4"/>org.talend.helpers</text:p>
            <text:p text:style-name="P1"><text:s text:c="4"/>org.talend.helpers.nl</text:p>
            <text:p text:style-name="P1"/>
            <text:p text:style-name="P1"><text:s text:c="4"/><text:span text:style-name="T2">(Same as org.talend.babel.all-feature)</text:span></text:p>
            <text:p text:style-name="P1"><text:s text:c="4"/>org.talend.i18n.all-feature</text:p>
            <text:p text:style-name="P1"/>
            <text:p text:style-name="P1"/>
            <text:p text:style-name="P1"/>
            <text:p text:style-name="P1"><text:s text:c="4"/><text:span text:style-name="T2">(?? Maybe component or ee will need. Put it in tcommon-studio-se first)</text:span></text:p>
            <text:p text:style-name="P1"><text:s text:c="4"/>org.talend.libraries.apache.hive</text:p>
            <text:p text:style-name="P1"><text:s text:c="4"/>org.talend.libraries.hadoop</text:p>
            <text:p text:style-name="P1"><text:s text:c="4"/>org.talend.libraries.jdbc.saphana</text:p>
            <text:p text:style-name="P1"><text:s text:c="4"/>org.talend.libraries.w3c</text:p>
            <text:p text:style-name="P1"><text:s text:c="4"/>org.talend.libraries.windowKey</text:p>
            <text:p text:style-name="P1"/>
            <text:p text:style-name="P1"><text:s text:c="4"/><text:span text:style-name="T2">(Maybe should be tdi-studio-se)</text:span></text:p>
            <text:p text:style-name="P1"><text:s text:c="4"/><text:span text:style-name="T3">org.talend.rcp.branding.jetlxcmmty</text:span></text:p>
            <text:p text:style-name="P1"><text:s text:c="4"/><text:span text:style-name="T3">org.talend.rcp.branding.jetlxcmmty-feature</text:span></text:p>
            <text:p text:style-name="P1"><text:s text:c="4"/><text:span text:style-name="T3">org.talend.rcp.branding.sdi</text:span></text:p>
            <text:p text:style-name="P1"><text:soft-page-break/><text:s text:c="4"/><text:span text:style-name="T3">org.talend.rcp.branding.sdi-feature</text:span></text:p>
            <text:p text:style-name="P1"/>
            <text:p text:style-name="P1"><text:s text:c="4"/><text:span text:style-name="T2">(maybe should for tdi-studio-se???, but seems the contained <text:s/>plugins are in tcommon-studio-se )</text:span></text:p>
            <text:p text:style-name="P1"><text:s text:c="4"/><text:span text:style-name="T3">org.talend.rcp.branding.tos.test-feature</text:span></text:p>
            <text:p text:style-name="P1"/>
            <text:p text:style-name="P1"><text:s text:c="4"/><text:span text:style-name="T2">(should be tcommon-studio-se, same as org.talend.repository.view)</text:span></text:p>
            <text:p text:style-name="P1"><text:s text:c="4"/><text:span text:style-name="T3">org.talend.repository.view.example</text:span></text:p>
            <text:p text:style-name="P1"/>
            <text:p text:style-name="P1"><text:s text:c="4"/><text:span text:style-name="T2">(No need to do)</text:span></text:p>
            <text:p text:style-name="P1"><text:s text:c="4"/>pom.xml</text:p>
            <text:p text:style-name="P1"><text:s text:c="4"/>talend.target.definition</text:p>
            <text:p text:style-name="P1"><text:s text:c="4"/>test.drools_training</text:p>
            <text:p text:style-name="P1"><text:s text:c="4"/>tuj</text:p>
            <text:p text:style-name="P1"><text:s text:c="4"/>workspace</text:p>
            <text:p text:style-name="Table_20_Contents"/>
          </table:table-cell>
        </table:table-row>
      </table:table>
      <text:p text:style-name="Standard"><text:tab/>PS, if strikethrough, it have been added in one list files.</text:p>
      <text:p text:style-name="Standard"/>
      <text:p text:style-name="Standard">2) About the testutils</text:p>
      <text:p text:style-name="Standard"><text:s text:c="7"/><text:span text:style-name="T4"><text:s/>|-development/org.talend.testutils</text:span></text:p>
      <text:p text:style-name="Standard"><text:s text:c="3"/>Maybe, need move it to <text:span text:style-name="T5">tcommon-studio-se</text:span>, because all tests depend on it. </text:p>
      <text:p text:style-name="Standard"/>
      <text:p text:style-name="Standard"/>
      <text:p text:style-name="Standard">3) <text:s/>For <text:span text:style-name="T5">tcommon-studio-se</text:span> (See, <text:span text:style-name="T5">tos_features_tree</text:span>/<text:span text:style-name="T5">tos2tcommon-studio-se.list.ods</text:span>)</text:p>
      <text:p text:style-name="Standard"><text:s text:c="3"/></text:p>
      <text:p text:style-name="Standard"><draw:frame draw:style-name="fr1" draw:name="Object1" text:anchor-type="paragraph" svg:width="7.9402in" svg:height="0.35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tab/>a) <text:s/>I comment something:</text:p>
      <text:p text:style-name="Standard"/>
      <text:p text:style-name="Standard"><draw:frame draw:style-name="fr1" draw:name="Object2" text:anchor-type="paragraph" svg:width="8.5in" svg:height="1.9575in" draw:z-index="1"><draw:object xlink:href="./Object 2" xlink:type="simple" xlink:show="embed" xlink:actuate="onLoad"/><draw:image xlink:href="./ObjectReplacements/Object 2" xlink:type="simple" xlink:show="embed" xlink:actuate="onLoad"/></draw:frame>Because the tos_feature is in tcommon-studio-se, so <text:s/>all includes feature are all in tcommon-studio-se, Don't know is it ok?</text:p>
      <text:p text:style-name="Standard"/>
      <text:p text:style-name="Standard"><text:tab/>b) But something like:</text:p>
      <text:p text:style-name="Standard"/>
      <text:p text:style-name="Standard"><draw:frame draw:style-name="fr1" draw:name="Object3" text:anchor-type="paragraph" svg:width="5.3563in" svg:height="0.1783in" draw:z-index="2"><draw:object xlink:href="./Object 3" xlink:type="simple" xlink:show="embed" xlink:actuate="onLoad"/><draw:image xlink:href="./ObjectReplacements/Object 3" xlink:type="simple" xlink:show="embed" xlink:actuate="onLoad"/></draw:frame>This should be only for tdi-studio-se. Because it added in repository_feature, so add in tcommon-studio-se now.</text:p>
      <text:p text:style-name="Standard"/>
      <text:p text:style-name="Standard"/>
      <text:p text:style-name="Standard"/>
      <text:p text:style-name="Standard"><text:soft-page-break/><text:tab/>c) for tos.components_feature:</text:p>
      <text:p text:style-name="Standard"/>
      <text:p text:style-name="Standard"><draw:frame draw:style-name="fr1" draw:name="Object4" text:anchor-type="paragraph" svg:width="5.5181in" svg:height="0.533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3) I have commet something in the list files. For example(tos2tbd-studio-se.list)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# <text:s text:c="2"/>------NLs------ </text:p>
            <text:p text:style-name="Table_20_Contents">org.talend.designer.hdfsbrowse.nl </text:p>
            <text:p text:style-name="Table_20_Contents">org.talend.oozie.scheduler.nl </text:p>
            <text:p text:style-name="Table_20_Contents"/>
            <text:p text:style-name="Table_20_Contents"># <text:s text:c="2"/>------Tests------ </text:p>
            <text:p text:style-name="Table_20_Contents">org.talend.oozie.scheduler.test</text:p>
          </table:table-cell>
        </table:table-row>
      </table:table>
      <text:p text:style-name="Standard"/>
      <text:p text:style-name="Standard">And something for (tos2tcommon-studio-se.list)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#Because org.talend.top.libraries_feature and org.talend.tos.bigdata.libraries_feature contained. </text:p>
            <text:p text:style-name="Table_20_Contents">org.talend.libraries.hadoop.apache.0.20.2 </text:p>
            <text:p text:style-name="Table_20_Contents">org.talend.libraries.hadoop.apache.0.20.203 </text:p>
            <text:p text:style-name="Table_20_Contents">org.talend.libraries.hadoop.apache.0.20.204 </text:p>
            <text:p text:style-name="Table_20_Contents">org.talend.libraries.hadoop.apache.1.0.0 </text:p>
            <text:p text:style-name="Table_20_Contents">org.talend.libraries.hadoop.cloudera.0.20.cdh3 </text:p>
            <text:p text:style-name="Table_20_Contents">org.talend.libraries.hadoop.cloudera.cdh4 </text:p>
            <text:p text:style-name="Table_20_Contents">org.talend.libraries.hadoop.hdp.1.0 </text:p>
            <text:p text:style-name="Table_20_Contents">org.talend.libraries.hadoop.hdp.1.2 </text:p>
            <text:p text:style-name="Table_20_Contents">org.talend.libraries.hadoop.mapr </text:p>
            <text:p text:style-name="Table_20_Contents">org.talend.libraries.hadoop.mapr2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6:33:37</meta:creation-date>
    <dc:date>2014-01-27T17:02:54</dc:date>
    <meta:editing-duration>PT33M39S</meta:editing-duration>
    <meta:editing-cycles>36</meta:editing-cycles>
    <meta:generator>LibreOffice/3.5$Linux_X86_64 LibreOffice_project/350m1$Build-202</meta:generator>
    <meta:document-statistic meta:table-count="3" meta:image-count="0" meta:object-count="4" meta:page-count="3" meta:paragraph-count="76" meta:word-count="303" meta:character-count="3541" meta:non-whitespace-character-count="30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5.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Lohit Hindi"/>
    </style:style>
    <style:style style:name="ce2" style:family="table-cell" style:parent-style-name="Default">
      <style:text-properties style:font-name="Liberation Sans" style:font-name-asian="Droid Sans Fallback" style:font-name-complex="Lohit Hindi"/>
    </style:style>
  </office:automatic-styles>
  <office:body>
    <office:spreadsheet>
      <table:table table:name="Main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<text:s text:c="8"/>|-tos/<text:a xlink:href="#org.talend.tos_feature">org.talend.tos_feature</text:a></text:p>
          </table:table-cell>
          <table:table-cell office:value-type="string">
            <text:p>Because tos/org.talend.esbstandard-feature, tos/org.talend.rcp.branding.tos_feature.</text:p>
          </table:table-cell>
        </table:table-row>
        <table:table-row table:style-name="ro1">
          <table:table-cell office:value-type="string">
            <text:p><text:s text:c="8"/>|-tos/<text:a xlink:href="#org.talend.utils_feature">org.talend.utils_feature</text:a></text:p>
          </table:table-cell>
          <table:table-cell office:value-type="string">
            <text:p>Because TOP (tos/org.talend.top.libraries_feature), and the utils bundle is used for tos too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52in"/>
    </style:style>
    <style:style style:name="co2" style:family="table-column">
      <style:table-column-properties fo:break-before="auto" style:column-width="6.1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table table:name="org.talend.tos_featu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8"/>|-tos/org.talend.tos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commons_feature">org.talend.commons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componentdesigner_feature">org.talend.componentdesigner_feature</text:a></text:p>
          </table:table-cell>
          <table:table-cell office:value-type="string">
            <text:p>Don't think this should be in <text:span text:style-name="T1">tcommon-studio-se</text:span><text:span text:style-name="T2"> for other products, Maybe only for </text:span><text:span text:style-name="T1">tdi-studio-se</text:span></text:p>
          </table:table-cell>
        </table:table-row>
        <table:table-row table:style-name="ro1">
          <table:table-cell office:value-type="string">
            <text:p><text:s text:c="8"/>|-tos/<text:a xlink:href="#org.talend.core_feature">org.talend.core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designer.business_feature">org.talend.designer.business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designer_feature">org.talend.designer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help_feature">org.talend.help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rcp_feature">org.talend.rcp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repository_feature">org.talend.repository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sbi_feature">org.talend.sbi_feature</text:a></text:p>
          </table:table-cell>
          <table:table-cell office:value-type="string">
            <text:p>Don't think this should be in <text:span text:style-name="T1">tcommon-studio-se</text:span><text:span text:style-name="T2">, it should be only</text:span><text:span text:style-name="T1"> tdi-studio-se</text:span><text:span text:style-name="T2">. maybe</text:span></text:p>
          </table:table-cell>
        </table:table-row>
        <table:table-row table:style-name="ro1">
          <table:table-cell office:value-type="string">
            <text:p><text:s text:c="8"/>|-tos/<text:a xlink:href="#org.talend.spagic_feature">org.talend.spagic_feature</text:a></text:p>
          </table:table-cell>
          <table:table-cell office:value-type="string">
            <text:p>Don't think this should be in <text:span text:style-name="T1">tcommon-studio-se</text:span><text:span text:style-name="T2">, it should be only</text:span><text:span text:style-name="T1"> tdi-studio-se</text:span><text:span text:style-name="T2">. Maybe</text:span></text:p>
          </table:table-cell>
        </table:table-row>
        <table:table-row table:style-name="ro1">
          <table:table-cell office:value-type="string">
            <text:p><text:s text:c="8"/>\-tos/<text:a xlink:href="#org.talend.tos.components_feature">org.talend.tos.components_feature</text:a></text:p>
          </table:table-cell>
          <table:table-cell office:value-type="string">
            <text:p>Because BD<text:span text:style-name="T3"> </text:span><text:span text:style-name="T4">(</text:span><text:span text:style-name="T3">tos/org.talend.tos.bigdata_feature</text:span>) need it, so should be in <text:span text:style-name="T1">tcommon-studio-se</text:span><text:span text:style-name="T2">,</text:span>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909in"/>
    </style:style>
    <style:style style:name="co2" style:family="table-column">
      <style:table-column-properties fo:break-before="auto" style:column-width="1.9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org.talend.repository_feature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0">
          <table:table-cell table:number-columns-repeated="2"/>
        </table:table-row>
        <table:table-row table:style-name="ro1">
          <table:table-cell office:value-type="string">
            <text:p><text:s text:c="8"/>|-tos/org.talend.repository.view.di</text:p>
          </table:table-cell>
          <table:table-cell office:value-type="string">
            <text:p>Should only for <text:span text:style-name="T1">tdi-studio-se.</text:span>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839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rg.talend.tos.components_featu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8"/>|-tos/org.talend.tos.components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<text:s text:c="8"/>\-tos/org.talend.esb.tooling.ws.consumer-feature</text:p>
          </table:table-cell>
          <table:table-cell office:value-type="string">
            <text:p>Why need <text:s/>esb components?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